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fi" fo:country="FI"/>
    </style:style>
    <style:style style:name="P2" style:family="paragraph" style:parent-style-name="Standard">
      <style:text-properties fo:language="fi" fo:country="F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etorakenteiden harjoitustyö<text:tab/><text:tab/><text:tab/><text:tab/><text:tab/><text:tab/><text:tab/>18.5.2012</text:p>
      <text:p text:style-name="P1">Määrittelydokumentti<text:tab/><text:tab/><text:tab/><text:tab/><text:tab/><text:tab/><text:tab/><text:tab/>Markus Nousiainen</text:p>
      <text:p text:style-name="P1"/>
      <text:p text:style-name="P1"/>
      <text:p text:style-name="P1"/>
      <text:p text:style-name="P1"/>
      <text:p text:style-name="P1"/>
      <text:p text:style-name="P1"/>
      <text:p text:style-name="P1">LZW (Lempel-Ziv-Welch)</text:p>
      <text:p text:style-name="P1"/>
      <text:p text:style-name="P1">Lempel-Ziv algoritmit ovat häviöttömiä pakkausalgoritmeja. Niiden toiminta perustuu sanakirjarakenteeseen. LZW versio algoritmista käyttää hajautustaulua sanakirjarakenteena. Tiedostossa esiintyvät merkkijonot talletetaan sanakirjaan ja koodataan kokonaisluvulla. Tiedostoa luettaessa tarkistetaan onko merkkijono jo talletettu sanakirjaan. Kun vastaan tulee merkki, joka liitettynä jo luettuun merkkijonoon muodostaa jonon, jota ei sanakirjasta vielä löydy, talletetaan näin muodostunut uusi merkkijono sanakirjaan ja aloitetaan uuden jonon kasaaminen. <text:s/>[1]</text:p>
      <text:p text:style-name="P1"/>
      <text:p text:style-name="P1">Toteutan harjoitustyönä LZW algoritmiin perustuvan ohjelman joka kysyy käyttäjältä mikä tiedosto pakataan/puretaan suorittaa halutun toimenpiteen ja tallettaa tuloksen tiedostoon käyttäjän valitsemalla tiedostonimellä. Aluksi toteutan ohjelman käyttäen apuna javan valmista kalustoa (ainakin HashMap ja ArrayList) ja int tyyppisiä kokonaislukuja koodien tallennukseen. Kun saan ohjelman toimimaan näillä, muutan toteutuksen käyttämään omaa hajautusrakennetta ja binäärimuotoisia kokonaislukuja.</text:p>
      <text:p text:style-name="P1"/>
      <text:p text:style-name="P1">Hajautustaulujen haku- ja lisäysoperaatiot ovat keskimärin vakio aikaisia. Hajautustaulua käyttämällä pakkaus/purku toiminnoissa jokaista alkuperäisen pakkaamattoman tiedoston tavua kohden suoritetaan vakiomäärä vakioaikaisia operaatioita joten aikavaativuudeksi tulee asymptoottisesti O(n) jossa n kuvaa tiedoston tavujen määrää. Tilavaativuuden arviointi on hankalampaa, mutta käsittääkseni se pahimmassa tapauksessa on luokkaa O(n²). Jotta ohjelma toimisi isoillakin tiedostoilla täytyy tilankäytölle asettaa yläraja rajoittamalla hajautustaulun kokoa.</text:p>
      <text:p text:style-name="P1">Kun maksimi koko on saavutettu ei tauluun enää lisätä uusia merkkijonoja.</text:p>
      <text:p text:style-name="P1"/>
      <text:p text:style-name="P1">Lähteet:</text:p>
      <text:p text:style-name="P1"/>
      <text:p text:style-name="P1">[1] http://marknelson.us/1989/10/01/lzw-data-compr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meta:initial-creator>
    <meta:creation-date>2012-05-18T12:50:21</meta:creation-date>
    <dc:date>2012-05-18T21:45:46</dc:date>
    <dc:creator>Markus </dc:creator>
    <meta:editing-duration>PT6H5M26S</meta:editing-duration>
    <meta:editing-cycles>8</meta:editing-cycles>
    <meta:generator>LibreOffice/3.4$Linux LibreOffice_project/340m1$Build-402</meta:generator>
    <meta:document-statistic meta:table-count="0" meta:image-count="0" meta:object-count="0" meta:page-count="1" meta:paragraph-count="9" meta:word-count="202" meta:character-count="1857" meta:non-whitespace-character-count="1857"/>
  </office:meta>
</office:document-meta>
</file>